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nprior" svg:font-family="Arnprior" style:font-adornments="Regular" style:font-pitch="variable"/>
    <style:font-face style:name="Bitmgothic" svg:font-family="Bitmgothic" style:font-adornments="Medium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Prefix" svg:font-family="Prefix" style:font-adornments="Endangered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000000" fo:border-right="none" fo:border-top="0.05pt dotted #000000" fo:border-bottom="0.05pt dotted #000000" style:writing-mode="page"/>
    </style:style>
    <style:style style:name="Table19.E1" style:family="table-cell">
      <style:table-cell-properties fo:padding="0.0201in" fo:border="0.05pt dotted #000000" style:writing-mode="page"/>
    </style:style>
    <style:style style:name="Table19.A2" style:family="table-cell">
      <style:table-cell-properties fo:padding="0.0201in" fo:border-left="0.05pt dotted #000000" fo:border-right="none" fo:border-top="none" fo:border-bottom="0.05pt dotted #000000" style:writing-mode="page"/>
    </style:style>
    <style:style style:name="Table19.E2" style:family="table-cell">
      <style:table-cell-properties fo:padding="0.0201in" fo:border-left="0.05pt dotted #000000" fo:border-right="0.05pt dotted #000000" fo:border-top="none" fo:border-bottom="0.05pt dotted #000000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3.D1" style:family="table-cell">
      <style:table-cell-properties fo:padding="0in" fo:border="0.05pt dotted #000000" style:writing-mode="page"/>
    </style:style>
    <style:style style:name="Table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4.E1" style:family="table-cell">
      <style:table-cell-properties fo:padding="0in" fo:border="0.05pt dotted #000000" style:writing-mode="page"/>
    </style:style>
    <style:style style:name="Table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5.D1" style:family="table-cell">
      <style:table-cell-properties fo:padding="0in" fo:border="0.05pt dotted #000000" style:writing-mode="page"/>
    </style:style>
    <style:style style:name="Table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6.E1" style:family="table-cell">
      <style:table-cell-properties fo:padding="0in" fo:border="0.05pt dotted #000000" style:writing-mode="page"/>
    </style:style>
    <style:style style:name="Table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7.D1" style:family="table-cell">
      <style:table-cell-properties fo:padding="0in" fo:border="0.05pt dotted #000000" style:writing-mode="page"/>
    </style:style>
    <style:style style:name="Table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8.E1" style:family="table-cell">
      <style:table-cell-properties fo:padding="0in" fo:border="0.05pt dotted #000000" style:writing-mode="page"/>
    </style:style>
    <style:style style:name="Table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9.D1" style:family="table-cell">
      <style:table-cell-properties fo:padding="0in" fo:border="0.05pt dotted #000000" style:writing-mode="page"/>
    </style:style>
    <style:style style:name="Table9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9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0.E1" style:family="table-cell">
      <style:table-cell-properties fo:padding="0in" fo:border="0.05pt dotted #000000" style:writing-mode="page"/>
    </style:style>
    <style:style style:name="Table10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0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1.D1" style:family="table-cell">
      <style:table-cell-properties fo:padding="0in" fo:border="0.05pt dotted #000000" style:writing-mode="page"/>
    </style:style>
    <style:style style:name="Table11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1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2.E1" style:family="table-cell">
      <style:table-cell-properties fo:padding="0in" fo:border="0.05pt dotted #000000" style:writing-mode="page"/>
    </style:style>
    <style:style style:name="Table12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2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3.D1" style:family="table-cell">
      <style:table-cell-properties fo:padding="0in" fo:border="0.05pt dotted #000000" style:writing-mode="page"/>
    </style:style>
    <style:style style:name="Table1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4.E1" style:family="table-cell">
      <style:table-cell-properties fo:padding="0in" fo:border="0.05pt dotted #000000" style:writing-mode="page"/>
    </style:style>
    <style:style style:name="Table1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5.D1" style:family="table-cell">
      <style:table-cell-properties fo:padding="0in" fo:border="0.05pt dotted #000000" style:writing-mode="page"/>
    </style:style>
    <style:style style:name="Table1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6.E1" style:family="table-cell">
      <style:table-cell-properties fo:padding="0in" fo:border="0.05pt dotted #000000" style:writing-mode="page"/>
    </style:style>
    <style:style style:name="Table1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7" style:family="table">
      <style:table-properties style:width="5.2in" fo:break-before="page" table:align="margins"/>
    </style:style>
    <style:style style:name="Table17.A" style:family="table-column">
      <style:table-column-properties style:column-width="0.4896in" style:rel-column-width="6170*"/>
    </style:style>
    <style:style style:name="Table17.B" style:family="table-column">
      <style:table-column-properties style:column-width="1.5701in" style:rel-column-width="19788*"/>
    </style:style>
    <style:style style:name="Table17.D" style:family="table-column">
      <style:table-column-properties style:column-width="1.5701in" style:rel-column-width="19789*"/>
    </style:style>
    <style:style style:name="Table1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7.D1" style:family="table-cell">
      <style:table-cell-properties fo:padding="0in" fo:border="0.05pt dotted #000000" style:writing-mode="page"/>
    </style:style>
    <style:style style:name="Table1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8" style:family="table">
      <style:table-properties style:width="5.2in" fo:break-before="page" table:align="margins"/>
    </style:style>
    <style:style style:name="Table18.A" style:family="table-column">
      <style:table-column-properties style:column-width="0.4903in" style:rel-column-width="6178*"/>
    </style:style>
    <style:style style:name="Table18.B" style:family="table-column">
      <style:table-column-properties style:column-width="1.5701in" style:rel-column-width="19788*"/>
    </style:style>
    <style:style style:name="Table18.D" style:family="table-column">
      <style:table-column-properties style:column-width="0.7799in" style:rel-column-width="9828*"/>
    </style:style>
    <style:style style:name="Table18.E" style:family="table-column">
      <style:table-column-properties style:column-width="0.7896in" style:rel-column-width="9953*"/>
    </style:style>
    <style:style style:name="Table1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8.E1" style:family="table-cell">
      <style:table-cell-properties fo:padding="0in" fo:border="0.05pt dotted #000000" style:writing-mode="page"/>
    </style:style>
    <style:style style:name="Table1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Contents">
      <style:text-properties officeooo:rsid="002d6751" officeooo:paragraph-rsid="002d6751"/>
    </style:style>
    <style:style style:name="P19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0" style:family="paragraph" style:parent-style-name="Calendar_20_Contents">
      <style:text-properties officeooo:rsid="00321ff3" officeooo:paragraph-rsid="00302ecf"/>
    </style:style>
    <style:style style:name="P21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2" style:family="paragraph" style:parent-style-name="Heading_20_1" style:list-style-name="">
      <style:paragraph-properties fo:text-align="center" style:justify-single-word="false"/>
      <style:text-properties officeooo:rsid="002ba840" officeooo:paragraph-rsid="002ba840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9c131" officeooo:paragraph-rsid="001d061a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2">
      <style:text-properties officeooo:paragraph-rsid="0022dc9c"/>
    </style:style>
    <style:style style:name="P28" style:family="paragraph" style:parent-style-name="calendar_20_accent">
      <style:text-properties officeooo:rsid="00321ff3" officeooo:paragraph-rsid="00302ecf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02ec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3" text:outline-level="1">Post-It Parking</text:h>
      <text:p text:style-name="P2">No Do Items Here!!!</text:p>
      <text:h text:style-name="P24" text:outline-level="1">Reflections Going In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float" office:value="1">
            <text:p text:style-name="P20">1</text:p>
          </table:table-cell>
          <table:table-cell table:style-name="Table1.A2" office:value-type="float" office:value="2">
            <text:p text:style-name="P20">2</text:p>
          </table:table-cell>
          <table:table-cell table:style-name="Table1.A2" office:value-type="float" office:value="3">
            <text:p text:style-name="P20">3</text:p>
          </table:table-cell>
          <table:table-cell table:style-name="Table1.D2" office:value-type="float" office:value="4">
            <text:p text:style-name="P20">4</text:p>
          </table:table-cell>
        </table:table-row>
        <table:table-row table:style-name="Table1.2">
          <table:table-cell table:style-name="Table1.A2" office:value-type="float" office:value="8">
            <text:p text:style-name="P20">8</text:p>
          </table:table-cell>
          <table:table-cell table:style-name="Table1.A2" office:value-type="float" office:value="9">
            <text:p text:style-name="P20">9</text:p>
          </table:table-cell>
          <table:table-cell table:style-name="Table1.A2" office:value-type="float" office:value="10">
            <text:p text:style-name="P20">10</text:p>
          </table:table-cell>
          <table:table-cell table:style-name="Table1.D2" office:value-type="float" office:value="11">
            <text:p text:style-name="P20">11</text:p>
          </table:table-cell>
        </table:table-row>
        <table:table-row table:style-name="Table1.2">
          <table:table-cell table:style-name="Table1.A2" office:value-type="float" office:value="15">
            <text:p text:style-name="P20">15</text:p>
          </table:table-cell>
          <table:table-cell table:style-name="Table1.A2" office:value-type="float" office:value="16">
            <text:p text:style-name="P20">16</text:p>
          </table:table-cell>
          <table:table-cell table:style-name="Table1.A2" office:value-type="float" office:value="17">
            <text:p text:style-name="P20">17</text:p>
          </table:table-cell>
          <table:table-cell table:style-name="Table1.D2" office:value-type="float" office:value="18">
            <text:p text:style-name="P20">18</text:p>
          </table:table-cell>
        </table:table-row>
        <table:table-row table:style-name="Table1.2">
          <table:table-cell table:style-name="Table1.A2" office:value-type="float" office:value="22">
            <text:p text:style-name="P20">22</text:p>
          </table:table-cell>
          <table:table-cell table:style-name="Table1.A2" office:value-type="float" office:value="23">
            <text:p text:style-name="P20">23</text:p>
          </table:table-cell>
          <table:table-cell table:style-name="Table1.A2" office:value-type="float" office:value="24">
            <text:p text:style-name="P20">24</text:p>
          </table:table-cell>
          <table:table-cell table:style-name="Table1.D2" office:value-type="float" office:value="25">
            <text:p text:style-name="P20">25</text:p>
          </table:table-cell>
        </table:table-row>
        <table:table-row table:style-name="Table1.6">
          <table:table-cell table:style-name="Table1.A2" office:value-type="float" office:value="29">
            <text:p text:style-name="P20">29</text:p>
          </table:table-cell>
          <table:table-cell table:style-name="Table1.A2" office:value-type="float" office:value="30">
            <text:p text:style-name="P20">30</text:p>
          </table:table-cell>
          <table:table-cell table:style-name="Table1.C6" office:value-type="string">
            <text:p text:style-name="P18"/>
          </table:table-cell>
          <table:table-cell table:style-name="Table1.D6" office:value-type="string">
            <text:p text:style-name="P18"/>
          </table:table-cell>
        </table:table-row>
      </table:table>
      <text:p text:style-name="P5"/>
      <text:h text:style-name="P27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5">
            <text:p text:style-name="P20">5</text:p>
          </table:table-cell>
          <table:table-cell table:style-name="Table2.A2" office:value-type="float" office:value="6">
            <text:p text:style-name="P20">6</text:p>
          </table:table-cell>
          <table:table-cell table:style-name="Table2.C2" office:value-type="float" office:value="7">
            <text:p text:style-name="P20">7</text:p>
          </table:table-cell>
          <table:table-cell table:style-name="Table2.D2" office:value-type="float" office:value="14">
            <text:p text:style-name="P28">14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2">
            <text:p text:style-name="P20">12</text:p>
          </table:table-cell>
          <table:table-cell table:style-name="Table2.A3" office:value-type="float" office:value="13">
            <text:p text:style-name="P20">13</text:p>
          </table:table-cell>
          <table:table-cell table:style-name="Table2.C3" office:value-type="float" office:value="14">
            <text:p text:style-name="P20">14</text:p>
          </table:table-cell>
          <table:table-cell table:style-name="Table2.D3" office:value-type="float" office:value="15">
            <text:p text:style-name="P28">15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9">
            <text:p text:style-name="P20">19</text:p>
          </table:table-cell>
          <table:table-cell table:style-name="Table2.A3" office:value-type="float" office:value="20">
            <text:p text:style-name="P20">20</text:p>
          </table:table-cell>
          <table:table-cell table:style-name="Table2.C3" office:value-type="float" office:value="21">
            <text:p text:style-name="P20">21</text:p>
          </table:table-cell>
          <table:table-cell table:style-name="Table2.D3" office:value-type="float" office:value="16">
            <text:p text:style-name="P28">16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6">
            <text:p text:style-name="P20">26</text:p>
          </table:table-cell>
          <table:table-cell table:style-name="Table2.A3" office:value-type="float" office:value="27">
            <text:p text:style-name="P20">27</text:p>
          </table:table-cell>
          <table:table-cell table:style-name="Table2.C3" office:value-type="float" office:value="28">
            <text:p text:style-name="P20">28</text:p>
          </table:table-cell>
          <table:table-cell table:style-name="Table2.D3" office:value-type="float" office:value="17">
            <text:p text:style-name="P28">17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3" office:value-type="float" office:value="18">
            <text:p text:style-name="P28">18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row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13">Monday</text:p>
          </table:table-cell>
          <table:table-cell table:style-name="Table17.A1" office:value-type="string">
            <text:p text:style-name="P13">Tuesday </text:p>
          </table:table-cell>
          <table:table-cell table:style-name="Table17.D1" office:value-type="string">
            <text:p text:style-name="P13">Wednesday</text:p>
          </table:table-cell>
        </table:table-row>
        <table:table-row>
          <table:table-cell table:style-name="Table17.A2" office:value-type="string">
            <text:p text:style-name="P7">0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0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4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5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6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7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15">Thursday</text:p>
          </table:table-cell>
          <table:table-cell table:style-name="Table18.A1" office:value-type="string">
            <text:p text:style-name="P15">Friday</text:p>
          </table:table-cell>
          <table:table-cell table:style-name="Table18.A1" office:value-type="string">
            <text:p text:style-name="P15">Saturday</text:p>
          </table:table-cell>
          <table:table-cell table:style-name="Table18.E1" office:value-type="string">
            <text:p text:style-name="P15">Sunday</text:p>
          </table:table-cell>
        </table:table-row>
        <table:table-row>
          <table:table-cell table:style-name="Table18.A2" office:value-type="string">
            <text:p text:style-name="P7">0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0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4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5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6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7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</table:table>
      <text:h text:style-name="P22" text:outline-level="1"><text:soft-page-break/>Notes</text:h>
      <text:h text:style-name="P19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nprior" svg:font-family="Arnprior" style:font-adornments="Regular" style:font-pitch="variable"/>
    <style:font-face style:name="Bitmgothic" svg:font-family="Bitmgothic" style:font-adornments="Medium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Prefix" svg:font-family="Prefix" style:font-adornments="Endangere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Bitmgothic" fo:font-family="Bitmgothic" style:font-style-name="Medium" style:font-family-generic="swiss" style:font-pitch="variable" fo:font-size="16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3-25T01:40:18.607277191</dc:date>
    <meta:editing-duration>PT11H22S</meta:editing-duration>
    <meta:editing-cycles>17</meta:editing-cycles>
    <meta:generator>LibreOffice/7.6.5.2$Linux_X86_64 LibreOffice_project/60$Build-2</meta:generator>
    <meta:document-statistic meta:table-count="19" meta:image-count="0" meta:object-count="0" meta:page-count="24" meta:paragraph-count="874" meta:word-count="892" meta:character-count="4504" meta:non-whitespace-character-count="4477"/>
  </office:meta>
</office:document-meta>
</file>